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2" svg:font-family="Consolas" style:font-family-generic="swiss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9e1c0e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c95b7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1708df" officeooo:paragraph-rsid="00de44b2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1708df" officeooo:paragraph-rsid="00964d4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1708df" officeooo:paragraph-rsid="00948281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3d2e6d" officeooo:paragraph-rsid="009e1c0e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fo:font-weight="bold" officeooo:rsid="00948281" officeooo:paragraph-rsid="00948281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948281" officeooo:paragraph-rsid="00948281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948281" officeooo:paragraph-rsid="009bd548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style:text-underline-style="none" fo:font-weight="bold" officeooo:rsid="0093e28b" officeooo:paragraph-rsid="0093e28b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9pt" fo:font-style="italic" style:text-underline-style="none" fo:font-weight="bold" officeooo:rsid="0099d809" officeooo:paragraph-rsid="0099d809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text-properties style:font-name="Consolas" fo:font-size="4pt" style:text-underline-style="none" fo:font-weight="bold" officeooo:rsid="00948281" officeooo:paragraph-rsid="009bd548" style:font-size-asian="4pt" style:font-weight-asian="bold" style:font-size-complex="4pt" style:font-weight-complex="bold"/>
    </style:style>
    <style:style style:name="P17" style:family="paragraph" style:parent-style-name="Standard">
      <style:text-properties style:font-name="Consolas" fo:font-size="4pt" style:text-underline-style="none" fo:font-weight="bold" officeooo:rsid="00948281" officeooo:paragraph-rsid="00948281" style:font-size-asian="4pt" style:font-weight-asian="bold" style:font-size-complex="4pt" style:font-weight-complex="bold"/>
    </style:style>
    <style:style style:name="P18" style:family="paragraph" style:parent-style-name="Standard">
      <style:text-properties style:font-name="Consolas" fo:font-size="5pt" style:text-underline-style="none" fo:font-weight="bold" officeooo:rsid="00200af4" officeooo:paragraph-rsid="00860610" style:font-size-asian="5pt" style:font-weight-asian="bold" style:font-size-complex="5pt" style:font-weight-complex="bold"/>
    </style:style>
    <style:style style:name="P19" style:family="paragraph" style:parent-style-name="Standard">
      <style:text-properties officeooo:paragraph-rsid="00de44b2"/>
    </style:style>
    <style:style style:name="P20" style:family="paragraph" style:parent-style-name="Standard">
      <style:text-properties officeooo:paragraph-rsid="00e4449e"/>
    </style:style>
    <style:style style:name="P2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officeooo:rsid="003d2e6d"/>
    </style:style>
    <style:style style:name="T6" style:family="text">
      <style:text-properties officeooo:rsid="003ecac0"/>
    </style:style>
    <style:style style:name="T7" style:family="text">
      <style:text-properties officeooo:rsid="003fd1c6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2a8c26" style:font-size-asian="11pt" style:font-size-complex="11pt"/>
    </style:style>
    <style:style style:name="T10" style:family="text">
      <style:text-properties fo:font-size="11pt" officeooo:rsid="003ecac0" style:font-size-asian="11pt" style:font-size-complex="11pt"/>
    </style:style>
    <style:style style:name="T11" style:family="text">
      <style:text-properties fo:font-size="11pt" officeooo:rsid="00377b4e" style:font-size-asian="11pt" style:font-size-complex="11pt"/>
    </style:style>
    <style:style style:name="T12" style:family="text">
      <style:text-properties fo:font-size="11pt" officeooo:rsid="005dfbbe" style:font-size-asian="11pt" style:font-size-complex="11pt"/>
    </style:style>
    <style:style style:name="T13" style:family="text">
      <style:text-properties fo:font-size="11pt" officeooo:rsid="001708df" style:font-size-asian="11pt" style:font-size-complex="11pt"/>
    </style:style>
    <style:style style:name="T14" style:family="text">
      <style:text-properties fo:font-size="11pt" officeooo:rsid="007cc683" style:font-size-asian="11pt" style:font-size-complex="11pt"/>
    </style:style>
    <style:style style:name="T15" style:family="text">
      <style:text-properties fo:font-size="11pt" style:text-underline-style="none" officeooo:rsid="003d2e6d" style:font-size-asian="11pt" style:font-size-complex="11pt"/>
    </style:style>
    <style:style style:name="T16" style:family="text">
      <style:text-properties fo:font-size="11pt" style:text-underline-style="none" officeooo:rsid="005dfbbe" style:font-size-asian="11pt" style:font-size-complex="11pt"/>
    </style:style>
    <style:style style:name="T17" style:family="text">
      <style:text-properties fo:font-size="11pt" style:text-underline-style="solid" style:text-underline-width="auto" style:text-underline-color="font-color" officeooo:rsid="00200af4" style:font-size-asian="11pt" style:font-size-complex="11pt"/>
    </style:style>
    <style:style style:name="T18" style:family="text">
      <style:text-properties fo:font-size="11pt" style:text-underline-style="solid" style:text-underline-width="auto" style:text-underline-color="font-color" officeooo:rsid="00c95b71" style:font-size-asian="11pt" style:font-size-complex="11pt"/>
    </style:style>
    <style:style style:name="T19" style:family="text">
      <style:text-properties fo:font-size="11pt" style:text-underline-style="solid" style:text-underline-width="auto" style:text-underline-color="font-color" officeooo:rsid="00a79347" style:font-size-asian="11pt" style:font-size-complex="11pt"/>
    </style:style>
    <style:style style:name="T20" style:family="text">
      <style:text-properties fo:font-size="5pt" style:font-size-asian="5pt" style:font-size-complex="5pt"/>
    </style:style>
    <style:style style:name="T21" style:family="text">
      <style:text-properties fo:font-size="5pt" officeooo:rsid="001708df" style:font-size-asian="5pt" style:font-size-complex="5pt"/>
    </style:style>
    <style:style style:name="T22" style:family="text">
      <style:text-properties fo:font-size="5pt" style:text-underline-style="none" officeooo:rsid="003d2e6d" style:font-size-asian="5pt" style:font-size-complex="5pt"/>
    </style:style>
    <style:style style:name="T23" style:family="text">
      <style:text-properties officeooo:rsid="001708df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5f3484" style:font-style-asian="italic" style:font-style-complex="italic"/>
    </style:style>
    <style:style style:name="T26" style:family="text">
      <style:text-properties fo:font-style="italic" officeooo:rsid="0097b075" style:font-style-asian="italic" style:font-style-complex="italic"/>
    </style:style>
    <style:style style:name="T27" style:family="text">
      <style:text-properties officeooo:rsid="007cc683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93e28b"/>
    </style:style>
    <style:style style:name="T30" style:family="text">
      <style:text-properties style:text-underline-style="none" officeooo:rsid="00948281"/>
    </style:style>
    <style:style style:name="T31" style:family="text">
      <style:text-properties style:text-underline-style="none" officeooo:rsid="00964d4e"/>
    </style:style>
    <style:style style:name="T32" style:family="text">
      <style:text-properties style:text-underline-style="none" officeooo:rsid="00a504e1"/>
    </style:style>
    <style:style style:name="T33" style:family="text">
      <style:text-properties style:text-underline-style="none" officeooo:rsid="00200af4"/>
    </style:style>
    <style:style style:name="T34" style:family="text">
      <style:text-properties style:text-underline-style="none" officeooo:rsid="00d2c952"/>
    </style:style>
    <style:style style:name="T35" style:family="text">
      <style:text-properties style:text-underline-style="none" officeooo:rsid="00d395e8"/>
    </style:style>
    <style:style style:name="T36" style:family="text">
      <style:text-properties style:text-underline-style="none" officeooo:rsid="00e0df26"/>
    </style:style>
    <style:style style:name="T37" style:family="text">
      <style:text-properties officeooo:rsid="009e1c0e"/>
    </style:style>
    <style:style style:name="T38" style:family="text">
      <style:text-properties officeooo:rsid="00a02995"/>
    </style:style>
    <style:style style:name="T39" style:family="text">
      <style:text-properties officeooo:rsid="00a6c080"/>
    </style:style>
    <style:style style:name="T40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41" style:family="text">
      <style:text-properties style:font-name="Consolas" fo:font-size="9pt" fo:font-weight="bold" officeooo:rsid="00200af4" style:font-size-asian="9pt" style:font-weight-asian="bold" style:font-size-complex="9pt" style:font-weight-complex="bold"/>
    </style:style>
    <style:style style:name="T42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43" style:family="text">
      <style:text-properties style:font-name="Consolas" fo:font-size="9pt" fo:font-weight="bold" officeooo:rsid="00c06eb8" style:font-size-asian="9pt" style:font-weight-asian="bold" style:font-size-complex="9pt" style:font-weight-complex="bold"/>
    </style:style>
    <style:style style:name="T44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45" style:family="text">
      <style:text-properties style:font-name="Consolas" fo:font-size="9pt" fo:font-weight="bold" officeooo:rsid="00d05944" style:font-name-asian="Consolas2" style:font-size-asian="9pt" style:font-weight-asian="bold" style:font-name-complex="Consolas2" style:font-size-complex="9pt" style:font-weight-complex="bold"/>
    </style:style>
    <style:style style:name="T46" style:family="text">
      <style:text-properties style:font-name="Consolas" fo:font-size="9pt" fo:font-style="normal" style:text-underline-style="none" fo:font-weight="bold" officeooo:rsid="00200af4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font-name="Consolas" fo:font-size="9pt" fo:font-style="normal" style:text-underline-style="none" fo:font-weight="bold" officeooo:rsid="00bb8ace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font-name="Consolas" fo:font-size="9pt" fo:font-style="normal" style:text-underline-style="none" fo:font-weight="bold" officeooo:rsid="00c06eb8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font-name="Consolas" fo:font-size="9pt" style:text-underline-style="none" fo:font-weight="bold" officeooo:rsid="0093e28b" style:font-size-asian="9pt" style:font-weight-asian="bold" style:font-size-complex="9pt" style:font-weight-complex="bold"/>
    </style:style>
    <style:style style:name="T50" style:family="text">
      <style:text-properties style:font-name="Consolas" fo:font-size="9pt" fo:language="en" fo:country="GB" fo:font-weight="bold" officeooo:rsid="00d05944" style:font-name-asian="Consolas2" style:font-size-asian="9pt" style:font-weight-asian="bold" style:font-name-complex="Consolas2" style:font-size-complex="9pt" style:font-weight-complex="bold"/>
    </style:style>
    <style:style style:name="T51" style:family="text">
      <style:text-properties style:font-name="Consolas" fo:font-size="9pt" style:text-underline-style="solid" style:text-underline-width="auto" style:text-underline-color="font-color" fo:font-weight="bold" officeooo:rsid="0093e28b" style:font-size-asian="9pt" style:font-weight-asian="bold" style:font-size-complex="9pt" style:font-weight-complex="bold"/>
    </style:style>
    <style:style style:name="T52" style:family="text">
      <style:text-properties style:font-name="Consolas" fo:font-size="10pt" style:text-underline-style="none" fo:font-weight="bold" officeooo:rsid="00200af4" style:font-size-asian="10pt" style:font-weight-asian="bold" style:font-size-complex="10pt" style:font-weight-complex="bold"/>
    </style:style>
    <style:style style:name="T53" style:family="text">
      <style:text-properties style:font-name="Consolas" fo:font-size="4pt" fo:font-weight="bold" officeooo:rsid="00200af4" style:font-size-asian="4pt" style:font-weight-asian="bold" style:font-size-complex="4pt" style:font-weight-complex="bold"/>
    </style:style>
    <style:style style:name="T54" style:family="text">
      <style:text-properties style:font-name="Consolas" fo:font-size="6pt" style:text-underline-style="none" fo:font-weight="bold" officeooo:rsid="00200af4" style:font-size-asian="6pt" style:font-weight-asian="bold" style:font-size-complex="6pt" style:font-weight-complex="bold"/>
    </style:style>
    <style:style style:name="T55" style:family="text">
      <style:text-properties style:font-name="Consolas" fo:font-size="11pt" style:text-underline-style="solid" style:text-underline-width="auto" style:text-underline-color="font-color" fo:font-weight="bold" officeooo:rsid="00c95b71" style:font-size-asian="11pt" style:font-weight-asian="bold" style:font-size-complex="11pt" style:font-weight-complex="bold"/>
    </style:style>
    <style:style style:name="T56" style:family="text">
      <style:text-properties style:font-name="Consolas" fo:font-size="11pt" style:text-underline-style="solid" style:text-underline-width="auto" style:text-underline-color="font-color" fo:font-weight="bold" officeooo:rsid="00200af4" style:font-size-asian="11pt" style:font-weight-asian="bold" style:font-size-complex="11pt" style:font-weight-complex="bold"/>
    </style:style>
    <style:style style:name="T57" style:family="text">
      <style:text-properties style:font-name="Consolas" fo:font-size="11pt" style:text-underline-style="solid" style:text-underline-width="auto" style:text-underline-color="font-color" fo:font-weight="bold" officeooo:rsid="00a79347" style:font-size-asian="11pt" style:font-weight-asian="bold" style:font-size-complex="11pt" style:font-weight-complex="bold"/>
    </style:style>
    <style:style style:name="T58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59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60" style:family="text">
      <style:text-properties style:font-name="Consolas" fo:font-size="5pt" style:text-underline-style="solid" style:text-underline-width="auto" style:text-underline-color="font-color" fo:font-weight="bold" officeooo:rsid="003fd1c6" style:font-size-asian="5pt" style:font-weight-asian="bold" style:font-size-complex="5pt" style:font-weight-complex="bold"/>
    </style:style>
    <style:style style:name="T61" style:family="text">
      <style:text-properties style:font-name="Consolas" fo:font-size="5pt" style:text-underline-style="none" fo:font-weight="bold" officeooo:rsid="003fd1c6" style:font-size-asian="5pt" style:font-weight-asian="bold" style:font-size-complex="5pt" style:font-weight-complex="bold"/>
    </style:style>
    <style:style style:name="T62" style:family="text">
      <style:text-properties style:font-name="Consolas" fo:font-size="5pt" style:text-underline-style="none" fo:font-weight="bold" officeooo:rsid="00de44b2" style:font-size-asian="5pt" style:font-weight-asian="bold" style:font-size-complex="5pt" style:font-weight-complex="bold"/>
    </style:style>
    <style:style style:name="T63" style:family="text">
      <style:text-properties fo:font-size="10pt" style:text-underline-style="none" officeooo:rsid="00200af4" style:font-size-asian="10pt" style:font-size-complex="10pt"/>
    </style:style>
    <style:style style:name="T64" style:family="text">
      <style:text-properties fo:font-size="4pt" style:text-underline-style="none" officeooo:rsid="00200af4" style:font-size-asian="4pt" style:font-size-complex="4pt"/>
    </style:style>
    <style:style style:name="T65" style:family="text">
      <style:text-properties fo:font-size="4pt" style:text-underline-style="solid" style:text-underline-width="auto" style:text-underline-color="font-color" officeooo:rsid="00200af4" style:font-size-asian="4pt" style:font-size-complex="4pt"/>
    </style:style>
    <style:style style:name="T66" style:family="text">
      <style:text-properties officeooo:rsid="00cb7a79"/>
    </style:style>
    <style:style style:name="T67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68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69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1" svg:width="6.959cm" svg:height="1.779cm" svg:x="-0.03cm" svg:y="1.233cm"><text:p><text:span text:style-name="T67"><text:s/></text:span><text:span text:style-name="T68">OBS! 1RU/1HJ/1SP/2KL kan vara </text:span><text:span text:style-name="T68"><text:line-break/></text:span><text:span text:style-name="T68"> <text:s text:c="7"/>4korts med </text:span><text:span text:style-name="T69">längre</text:span><text:span text:style-name="T68"> sidofärg.</text:span><text:span text:style-name="T68"><text:line-break/></text:span><text:span text:style-name="T68"> <text:s text:c="5"/>1NT lovar </text:span><text:span text:style-name="T69">ej</text:span><text:span text:style-name="T68"> balanserad hand.</text:span><text:span text:style-name="T68"><text:line-break/></text:span><text:span text:style-name="T68"> <text:s text:c="5"/>Många artificiella svarsbud.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5">TURBO (</text:span><text:span text:style-name="T16">stark-1KL, </text:span><text:span text:style-name="T15">canapé-system)<text:line-break/></text:span><text:span text:style-name="T22"><text:line-break/></text:span><text:span text:style-name="T15"> <text:s text:c="3"/></text:span></text:p>
      <text:p text:style-name="P1"><text:line-break/><text:span text:style-name="T66">l</text:span><text:line-break/><text:line-break/></text:p>
      <text:p text:style-name="P6"><text:span text:style-name="T65"><text:line-break/></text:span><text:span text:style-name="T18">ÖPPNINGAR</text:span><text:span text:style-name="T17"> </text:span><text:span text:style-name="T18">1a/2a</text:span><text:span text:style-name="T17"> hand </text:span><text:span text:style-name="T19">&amp;</text:span><text:span text:style-name="T17"> </text:span><text:span text:style-name="T18">3</text:span><text:span text:style-name="T17">e hand </text:span><text:span text:style-name="T18">ozon</text:span><text:span text:style-name="T63">:<text:line-break/></text:span><text:span text:style-name="T33"> <text:s text:c="2"/></text:span><text:span text:style-name="T34">(</text:span><text:span text:style-name="T35">kan vara</text:span><text:span text:style-name="T34"> svagare i 3e hand)</text:span><text:span text:style-name="T63"><text:line-break/></text:span><text:span text:style-name="T64"><text:line-break/></text:span><text:span text:style-name="T8">1KL:</text:span> <text:s/><text:span text:style-name="T5">16+. Rondkrav. Relä-metoder.</text:span></text:p>
      <text:p text:style-name="P10"><text:span text:style-name="T24">- </text:span><text:span text:style-name="T25">Artificiella svarsbud</text:span><text:span text:style-name="T26">.</text:span><text:span text:style-name="T25"><text:line-break/></text:span><text:span text:style-name="T20"><text:line-break/></text:span><text:span text:style-name="T13">1RU:</text:span><text:span text:style-name="T23"> <text:s/></text:span>2+ru. <text:span text:style-name="T39">(12)</text:span>13-15.<text:line-break/> <text:s text:c="2"/><text:span text:style-name="T37">a) Balans-hand, även 5hö332</text:span>.<text:line-break/> <text:s text:c="2"/><text:span text:style-name="T37">b) 4+ruter obal, ofta längre sidofärg.</text:span><text:line-break/><text:span text:style-name="T21"><text:line-break/></text:span><text:span text:style-name="T13">1</text:span><text:span text:style-name="T9">HJ/1SP</text:span><text:span text:style-name="T13">:</text:span><text:span text:style-name="T23"> <text:s/>4+färg. 10-15:<text:line-break/> <text:s text:c="2"/>a) 10-12, bal el 4441.<text:line-break/> <text:s text:c="2"/>b) 10-15, 4+hö, 5+sidofärg.</text:span></text:p>
      <text:p text:style-name="P5"><text:s text:c="3"/>c) 12-15, 6+hö.<text:line-break/> <text:s text:c="2"/>d) 1HJ: 13-15. 4414 m singel-ru.</text:p>
      <text:p text:style-name="P2"><text:span text:style-name="T20"><text:line-break/></text:span><text:span text:style-name="T8">1NT:</text:span> <text:s/><text:span text:style-name="T6">10-12, ej 4hö. Minst 44 i lå el 5+lå<text:line-break/> <text:s text:c="7"/>OBS! Lovar </text:span><text:span text:style-name="T4">ej</text:span><text:span text:style-name="T6"> balanserad!</text:span></text:p>
      <text:p text:style-name="P3"><text:span text:style-name="T20"><text:line-break/></text:span><text:span text:style-name="T10">2KL:</text:span><text:span text:style-name="T6"> a) 13-15. 4+kl och 5hö.<text:line-break/> <text:s text:c="5"/>b) 6+kl max 1 sidohåll, 13-15 el 7+ss<text:line-break/></text:span><text:span text:style-name="T20"><text:line-break/></text:span><text:span text:style-name="T8">2RU:</text:span> <text:span text:style-name="T6">Multi-variant:</text:span><text:line-break/> <text:s text:c="5"/><text:span text:style-name="T2">a) <text:s/>8-11. Minst 5korts hö.<text:line-break/> <text:s text:c="5"/>b) 13-15. 5hö och minst 5ru.<text:line-break/> <text:s text:c="5"/>c) 7korts hö, ca 7ss.<text:line-break/> <text:s text:c="5"/>d) 6+ru, 13-15 el ca 7ss.<text:line-break/></text:span><text:span text:style-name="T20"><text:line-break/></text:span><text:span text:style-name="T11">2</text:span><text:span text:style-name="T12">HJ/2SP</text:span><text:span text:style-name="T11">:</text:span><text:span text:style-name="T2"> 10-12. 5hö och 4+lå.</text:span></text:p>
      <text:p text:style-name="P4"><text:span text:style-name="T20"><text:line-break/></text:span><text:span text:style-name="T8">2NT:</text:span> <text:s/><text:span text:style-name="T7">13-15</text:span>. <text:span text:style-name="T7">Enfärgad 6+lå.<text:line-break/> <text:s text:c="6"/>Honnör i minst 2 sidofärger.</text:span></text:p>
      <text:p text:style-name="P4"><text:span text:style-name="T20"><text:line-break/></text:span><text:span text:style-name="T14">3N</text:span><text:span text:style-name="T8">T:</text:span> <text:s/><text:span text:style-name="T27">6hö+5ru. Öppningshand.</text:span></text:p>
      <text:p text:style-name="P20"><text:span text:style-name="T61"><text:s/></text:span><text:span text:style-name="T62"><text:s/></text:span><text:span text:style-name="T61"><text:line-break/></text:span><text:span text:style-name="T60"><text:line-break/></text:span><text:span text:style-name="T55">ÖPPNINGAR</text:span><text:span text:style-name="T56"> 3e hand zon </text:span><text:span text:style-name="T57">&amp;</text:span><text:span text:style-name="T56"> 4e hand</text:span><text:span text:style-name="T52">:</text:span><text:span text:style-name="T41"><text:line-break/></text:span><text:span text:style-name="T53"><text:line-break/></text:span><text:span text:style-name="T41">1RU: a) </text:span><text:span text:style-name="T50">Max </text:span><text:span text:style-name="T41">15. 4hö. Kan finnas 5+lå.<text:line-break/> <text:s text:c="4"/>b) </text:span><text:span text:style-name="T50">Max </text:span><text:span text:style-name="T41">13, bal </text:span><text:span text:style-name="T43">utan 4hö</text:span><text:span text:style-name="T41">.<text:line-break/> <text:s text:c="4"/>c) </text:span><text:span text:style-name="T50">Max </text:span><text:span text:style-name="T43">15.</text:span><text:span text:style-name="T41"> minst 5-4/4-5 i lå.<text:line-break/> </text:span><text:span text:style-name="T46"><text:s text:c="2"/></text:span><text:span text:style-name="T48"><text:s text:c="2"/></text:span><text:span text:style-name="T46">Nat</text:span><text:span text:style-name="T47">urliga</text:span><text:span text:style-name="T46"> 1HÖ-svar.<text:line-break/></text:span><text:span text:style-name="T41">1HÖ: </text:span><text:span text:style-name="T50">Max </text:span><text:span text:style-name="T41">15. 5+hö. <text:s/>-2KL=Drury.<text:line-break/>1NT: 14-15 bal utan 4hö.<text:line-break/>2LÅ: </text:span><text:span text:style-name="T45">Max </text:span><text:span text:style-name="T41">15. 6+lå, ej 4hö.<text:line-break/>2HÖ: </text:span><text:span text:style-name="T50">Max </text:span><text:span text:style-name="T41">12. 5+hö.<text:line-break/>2NT: 14-15</text:span><text:span text:style-name="T40">. </text:span><text:span text:style-name="T42">Enfärgad 6+lå.<text:line-break/> <text:s text:c="4"/>Honnör i minst 2 sidofärger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59"><text:line-break/></text:span><text:span text:style-name="T58">Mot 1NT:</text:span><text:span text:style-name="T40"> </text:span><text:span text:style-name="T42">Konv.<text:line-break/></text:span><text:span text:style-name="T59"><text:line-break/></text:span><text:span text:style-name="T58">Utspel:</text:span><text:span text:style-name="T40"> 10-12 <text:s/></text:span><text:span text:style-name="T44">(2a/4e gnm spelf)</text:span><text:span text:style-name="T40">.</text:span></text:p>
      <text:p text:style-name="P7"><text:span text:style-name="T8">Markeringar:</text:span> Schneider, Malmö, <text:span text:style-name="T1">Lav.</text:span></text:p>
      <text:p text:style-name="P19"><text:span text:style-name="T54"><text:line-break/><text:line-break/><text:line-break/></text:span><text:span text:style-name="T51">SVARSBUD</text:span><text:span text:style-name="T49">:</text:span></text:p>
      <text:p text:style-name="P18"/>
      <text:p text:style-name="P15">Ofta transfers i<text:span text:style-name="T38">n</text:span> competition.</text:p>
      <text:p text:style-name="P14"><text:span text:style-name="T20"><text:line-break/></text:span>1KL-1RU = 0-8</text:p>
      <text:p text:style-name="P14">1KL-1HJ = UK 8+, ej 4hj.</text:p>
      <text:p text:style-name="P9"><text:span text:style-name="T29">1KL-1SP = </text:span><text:span text:style-name="T30">UK 8+, 4+hj, ej 4sp.</text:span></text:p>
      <text:p text:style-name="P12">1KL-1NT = UK 8+, 6+hö.</text:p>
      <text:p text:style-name="P12">1KL-2KL = UK 8+, minst 44 i hö.</text:p>
      <text:p text:style-name="P12">1KL-2RÖ = 0-4, 6hö.</text:p>
      <text:p text:style-name="P11"><text:span text:style-name="T28">1KL-2SP = UK 8+, minst 55 i lå.<text:line-break/></text:span><text:span text:style-name="T31">1KL-2NT = UK 8+, minst 64/46 i hö.<text:line-break/></text:span><text:span text:style-name="T32">1KL-3X <text:s/>= </text:span><text:span text:style-name="T36">UK </text:span><text:span text:style-name="T32">Transfer, 7+färg.</text:span></text:p>
      <text:p text:style-name="P17"/>
      <text:p text:style-name="P12">1RU-1HJ = Ej 4hj.</text:p>
      <text:p text:style-name="P12">1RU-1SP = 4+hj, ej 4sp.</text:p>
      <text:p text:style-name="P12">1RU-1NT = 44 i hö, ej invit.</text:p>
      <text:p text:style-name="P12">1RU-2KL = Minst 44 i hö, invit+.</text:p>
      <text:p text:style-name="P12">1RU-2RU = Minst 4-5 i hö, ej invit.</text:p>
      <text:p text:style-name="P8"><text:span text:style-name="T30">1RU-2HJ = Minst 5-4 i hö, ej invit.<text:line-break/></text:span><text:span text:style-name="T31">1RU-2NT = UK 8+, minst 64/46 i hö.</text:span></text:p>
      <text:p text:style-name="P16"/>
      <text:p text:style-name="P13">1HÖ-2KL = Konv krav. 13+ el trumfstöd.</text:p>
      <text:p text:style-name="P12">1HJ-2RU = 4+stöd, invit+.</text:p>
      <text:p text:style-name="P12">1SP-2RU = 5+hj.</text:p>
      <text:p text:style-name="P12">1SP-2HJ = 5hj, invit.</text:p>
      <text:p text:style-name="P16"/>
      <text:p text:style-name="P13">1NT-2KL = Konv krav, invit+.</text:p>
      <text:p text:style-name="P12">1NT-2RU = 5+hö.</text:p>
      <text:p text:style-name="P12">1NT-2HJ = 5hj, invit.</text:p>
      <text:p text:style-name="P12">1NT-2SP = 5sp, invit.</text:p>
      <text:p text:style-name="P12">1NT-2NT = Lebensohl.</text:p>
      <text:p text:style-name="P12">1NT-3KL = Pass/corr i lå.</text:p>
      <text:p text:style-name="P16"/>
      <text:p text:style-name="P13">2KL-2RU = Invit+ eller 5+hj.</text:p>
      <text:p text:style-name="P12">2KL-2HJ = Pass/correct.</text:p>
      <text:p text:style-name="P12">2KL-2SP = Nat okrav.</text:p>
      <text:p text:style-name="P16"/>
      <text:p text:style-name="P13">2RU-2HJ = Pass/correct.</text:p>
      <text:p text:style-name="P12">2RU-2SP/3LÅ = Nat okrav.</text:p>
      <text:p text:style-name="P12">2RU-3HJ = Spärr, pass/correct.</text:p>
      <text:p text:style-name="P16"/>
      <text:p text:style-name="P13">2HJ-2SP = Nat okrav.</text:p>
      <text:p text:style-name="P12">2HÖ-2NT = Konv krav.</text:p>
      <text:p text:style-name="P12">2HÖ-3KL = Pass/correct i lå.</text:p>
      <text:p text:style-name="P12">2HJ-3RU = 4HJ-invit.</text:p>
      <text:p text:style-name="P12">2SP-3RU = Avlägg i hj, el 4SP-invit.</text:p>
      <text:p text:style-name="P16"/>
      <text:p text:style-name="P13">2NT-3KL = Pass/correct.</text:p>
      <text:p text:style-name="P12">2NT-3RU = 5+hö.</text:p>
      <text:p text:style-name="P12">2NT-3HJ = Lå-fråga.</text:p>
      <text:p text:style-name="P12">2NT-3SP = Nat okrav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2" svg:font-family="Consolas" style:font-family-generic="swiss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0-03-08T17:19:50.866000000</dc:date>
    <meta:editing-duration>PT6H2M16S</meta:editing-duration>
    <meta:editing-cycles>204</meta:editing-cycles>
    <meta:generator>LibreOffice/5.0.1.2$Windows_x86 LibreOffice_project/81898c9f5c0d43f3473ba111d7b351050be20261</meta:generator>
    <meta:print-date>2020-03-06T22:48:56.976000000</meta:print-date>
    <meta:document-statistic meta:table-count="0" meta:image-count="0" meta:object-count="0" meta:page-count="1" meta:paragraph-count="51" meta:word-count="405" meta:character-count="2332" meta:non-whitespace-character-count="1827"/>
  </office:meta>
</office:document-meta>
</file>